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grc" fo:country="GR" officeooo:rsid="000cac2b" officeooo:paragraph-rsid="000cac2b"/>
    </style:style>
    <style:style style:name="P2" style:family="paragraph" style:parent-style-name="Standard">
      <style:text-properties fo:language="grc" fo:country="GR" fo:font-style="italic" officeooo:rsid="000cac2b" officeooo:paragraph-rsid="000cac2b" style:font-style-asian="italic" style:font-style-complex="italic"/>
    </style:style>
    <style:style style:name="P3" style:family="paragraph" style:parent-style-name="Standard">
      <style:text-properties fo:language="grc" fo:country="GR" fo:font-style="italic" fo:font-weight="bold" officeooo:rsid="000cac2b" officeooo:paragraph-rsid="000cac2b" style:font-style-asian="italic" style:font-weight-asian="bold" style:font-style-complex="italic" style:font-weight-complex="bold"/>
    </style:style>
    <style:style style:name="P4" style:family="paragraph" style:parent-style-name="Standard">
      <style:text-properties fo:color="#c9211e" loext:opacity="100%" fo:language="grc" fo:country="GR" fo:font-weight="bold" officeooo:rsid="000cac2b" officeooo:paragraph-rsid="000cac2b" style:font-weight-asian="bold" style:font-weight-complex="bold"/>
    </style:style>
    <style:style style:name="P5" style:family="paragraph" style:parent-style-name="Standard">
      <style:text-properties fo:color="#c9211e" loext:opacity="100%" fo:language="grc" fo:country="GR" fo:font-weight="bold" officeooo:rsid="000cac2b" officeooo:paragraph-rsid="000d658c" style:font-weight-asian="bold" style:font-weight-complex="bold"/>
    </style:style>
    <style:style style:name="P6" style:family="paragraph" style:parent-style-name="Standard">
      <style:text-properties fo:color="#c9211e" loext:opacity="100%" fo:font-size="15pt" fo:language="grc" fo:country="GR" fo:font-weight="bold" officeooo:rsid="000cac2b" officeooo:paragraph-rsid="000cac2b" style:font-size-asian="15pt" style:font-weight-asian="bold" style:font-size-complex="15pt" style:font-weight-complex="bold"/>
    </style:style>
    <style:style style:name="P7" style:family="paragraph" style:parent-style-name="Standard">
      <style:text-properties fo:color="#000000" loext:opacity="100%" fo:language="grc" fo:country="GR" fo:font-style="italic" fo:font-weight="normal" officeooo:rsid="000cac2b" officeooo:paragraph-rsid="000cac2b" style:font-style-asian="italic" style:font-weight-asian="normal" style:font-style-complex="italic" style:font-weight-complex="normal"/>
    </style:style>
    <style:style style:name="P8" style:family="paragraph" style:parent-style-name="Standard">
      <style:text-properties fo:color="#000000" loext:opacity="100%" fo:language="grc" fo:country="GR" fo:font-style="italic" fo:font-weight="normal" officeooo:rsid="000cac2b" officeooo:paragraph-rsid="000d658c"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d65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Ἀστροναυτιλίης α </text:p>
      <text:p text:style-name="P6"><text:span text:style-name="T3">(</text:span>προοιμιον. τὰ περὶ μήλου κσομοθεωροῦντος καὶ περὶ Μανδύος. Ἡ τῆς ἀστροναυτιλίης ἀρχή.<text:span text:style-name="T3">)</text:span></text:p>
      <text:p text:style-name="P1"/>
      <text:p text:style-name="P3">Astronautilia <text:s/>A</text:p>
      <text:p text:style-name="P1"><text:span text:style-name="T2">(Prelude. The matter concerning a sheep observing the universe, and concerning Mandys. The beginning of the Astronautilia)</text:span><text:line-break/></text:p>
      <text:p text:style-name="P4">001 ἀρχόμενος πρῶτον Μουσῶν χορῷ εἰξ Ἑλικῶνος</text:p>
      <text:p text:style-name="P4">002 εὔχομαι ἐκπάγλως καὶ Ἀπόλλωνι ἄνακτι</text:p>
      <text:p text:style-name="P4">003 Μουσάων ἄρχοντι καλῷ ἰδὲ δαίμον’ ἀοιδῶν</text:p>
      <text:p text:style-name="P4">004 ὄφρ’ εἴποιεν ἐμὴν κόσμον γλαφυροῖο πόρευσιν</text:p>
      <text:p text:style-name="P4">005 θαύματα πλανήτων καὶ ἀνδρῶν ὄμβριμα ἔργα</text:p>
      <text:p text:style-name="P4"/>
      <text:p text:style-name="P2">Begining at first I beseach greatly the chorus of Muses on Helicon and lord Apollo the beautiful leader of those Muses and also god of poets,that he would speak the matters of my journey through the cosmic void, the wonders of planets, and also the great deeds of men.</text:p>
      <text:p text:style-name="P1"/>
      <text:p text:style-name="P4">006 οἷα τε δειξάμενοι πλέομεν δνόφερον διὰ χάσμα</text:p>
      <text:p text:style-name="P4">007 πλοίαρχος μὲν ἐγὼ καὶ ἐμοὶ ἐρίηρες ἑταῖροι</text:p>
      <text:p text:style-name="P4">008 Μανδὺν ζητοῦντες καὶ μῆλον κοσμοθεωροῦν.</text:p>
      <text:p text:style-name="P4">009 ἔσπετε νῦν ἡμῖν τάδε, ὦ Θεός, ἠὲ θέαιναι.</text:p>
      <text:p text:style-name="P4">010 ποῦ ἀρχήν γε λάβοιμι τίδε πρότερον καταλέξω;</text:p>
      <text:p text:style-name="P1"/>
      <text:p text:style-name="P2">Which things pointing out we sail through the gloomy chasm, </text:p>
      <text:p text:style-name="P2">I ship's captain, and my faithful comrades,</text:p>
      <text:p text:style-name="P2">seeking Mandys and the sheep that observes the universe.</text:p>
      <text:p text:style-name="P2">Tell us you all now these things, oh god or goddesses!</text:p>
      <text:p text:style-name="P2">Where might I receive a begining and what should I tell first?</text:p>
      <text:p text:style-name="P1"/>
      <text:p text:style-name="P4">011 εἰρωτᾷς ὅτις εἰμί τέ μοι κλυτὸν οὔνομα ζητεῖς.</text:p>
      <text:p text:style-name="P4">012 τοίγαρ ἐγὼ φήσω· ἐπεὶ ἐσσόμενός γε ἱκανω</text:p>
      <text:p text:style-name="P4">013 οὐχί κεν ἐκφωνεῖν δύνασαις, χαλεπὸν δὲ τόδ’ ἐστί.</text:p>
      <text:p text:style-name="P4">014 ἀλλά γε εἵνεκα σεῖο θέλω ἑτέρως καλέσασθαι.</text:p>
      <text:p text:style-name="P4">015 Οὐδένα πλοίαρχόν περ ἐπίκλησιν κεκαλήσθω</text:p>
      <text:p text:style-name="P4"/>
      <text:p text:style-name="P7">You ask, who I am, and you seek my renown name.</text:p>
      <text:p text:style-name="P7">Therefore, I shall tell you. Since I come existing in the future,</text:p>
      <text:p text:style-name="P7">you might not be able to pronounce my name, and this is difficult."</text:p>
      <text:p text:style-name="P7">But for your sake, I wish to be called in another way.</text:p>
      <text:p text:style-name="P7">precisely Captain Udeis let me be named,</text:p>
      <text:p text:style-name="P4"/>
      <text:p text:style-name="P4">016 ὣς εἰν βίβλοισιν μυστηρικὸν ἄνδρ καλοῦσι</text:p>
      <text:p text:style-name="P4">017 τολμηρόν· Νήμω καπιτᾶνον ῾Ρωμαϊστί τε.</text:p>
      <text:p text:style-name="P4">018 οὕτως μὲν κέλεσον μετατιθεὶς ἥματα πάντα.</text:p>
      <text:p text:style-name="P4">019 ἀστυνόμος μὲν ἐγὼ ἐν ἐσσυμένῳ πτολιέθρῳ</text:p>
      <text:p text:style-name="P4">020 κοίραμος ἀστυνόμων ἰδὲ καὶ ταγός· μοὶ δὲ πίθονται</text:p>
      <text:p text:style-name="P4"/>
      <text:p text:style-name="P8"><text:soft-page-break/>as in books, a mysterious daring man they call</text:p>
      <text:p text:style-name="P8">and in Latin Captain Nemo</text:p>
      <text:p text:style-name="P8">Call me thus now, translating it, for all days.</text:p>
      <text:p text:style-name="P8">I am an officer of the law in a future city,</text:p>
      <text:p text:style-name="P8">lord of police and also commander. All police officers </text:p>
      <text:p text:style-name="P4"/>
      <text:p text:style-name="P4">021 πάντες ἀστυνόμοι ἐν Μητροπόλει καλιπύργῳ.</text:p>
      <text:p text:style-name="P4">022 αὐτάρ μοι λύπη γέγονεν χαλεπὴ δέ τε πρῆξις</text:p>
      <text:p text:style-name="P4">023 ποῦ δ’ ἀρχήν γε λάβοιμι τίδε πρότερον καταλέξω;</text:p>
      <text:p text:style-name="P4">024 δυσμαθεὶς τόδε πρῆγμα ἔγωγε κακῶς συνίημι·</text:p>
      <text:p text:style-name="P4">025 ἐξισωσεάς φασιν φυσικοῖσιν ἔνειναι</text:p>
      <text:p text:style-name="P4"/>
      <text:p text:style-name="P8">in that city of beautiful towers trust in me.</text:p>
      <text:p text:style-name="P8">But sorrow has come to me, and also a difficult task."</text:p>
      <text:p text:style-name="P8">But where shall I obtain a begining and what first shall I tell?</text:p>
      <text:p text:style-name="P8">This matter is difficult to understand, even I understand it poorly.</text:p>
      <text:p text:style-name="P8">They say there are painful equations among the physists.</text:p>
      <text:p text:style-name="P4"/>
      <text:p text:style-name="P4">026 λυγράς· κβαντιακῆς γε θεωρίης ἀπόδειξιν</text:p>
      <text:p text:style-name="P4">027 αὐτὰρ γράμματα λυγρά γ’ ἐξισώσων χαλεπαίνων</text:p>
      <text:p text:style-name="P4">028 δείκνυται ὣς τίδε δεῖ εἶναι ὂν κοσμοθεωροῦν.</text:p>
      <text:p text:style-name="P4">029 εἰ μὲν οὔτις ἔῃ γε φύσις κόσμον ὁροῶσα</text:p>
      <text:p text:style-name="P4">030 κόσμος εὐρυπόρος οὐκ ἂν δυνάσαιτο ὑπάρχειν</text:p>
      <text:p text:style-name="P4"/>
      <text:p text:style-name="P8">A proof of quantum theory besides anoying lines of difficult equations show that there must be a being who observes the universe.<text:span text:style-name="T3"> </text:span>However, if there were no creature constantly watching the universe,</text:p>
      <text:p text:style-name="P8">the cosmos of broad paths would not be able to <text:span text:style-name="T3">exist</text:span>,</text:p>
      <text:p text:style-name="P5"/>
      <text:p text:style-name="P4">031 οὐ χρόνος οὐ διακενὸν οὐχ ὕλη οὔτε τι ἄλλο.</text:p>
      <text:p text:style-name="P4">032 ἀλλά τι μὲν σκοπιὴν αἰὲν δεῖ ἔχειν παρατηροῦν.</text:p>
      <text:p text:style-name="P4">033 τίς κεν ἀνθρώπων τὸ λάβειν θνητῶν δυνάσοιτο;</text:p>
      <text:p text:style-name="P4">034 οἵδε σοφοὶ ἐσόφιζον ἀεὶ περὶ κοσμοσκοπιῆς·</text:p>
      <text:p text:style-name="P4">035 τίς γε φύσις εἴη καὶ ζῷον κοσμοθεωροῦν.</text:p>
      <text:p text:style-name="P1"/>
      <text:p text:style-name="P8">not time, not space, not matter, nor anything else.</text:p>
      <text:p text:style-name="P8">but an overseer always is necessary to have, to oversee.</text:p>
      <text:p text:style-name="P8">sho among mortal men would be able to take hold of this?</text:p>
      <text:p text:style-name="P8">and wisemen speculated continuously about the cosmic observer,</text:p>
      <text:p text:style-name="P8">what kind of creater and lifeform it would be, watching the cosmo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7T18:21:24.898000000</meta:creation-date>
    <dc:title>Ancient Greek</dc:title>
    <meta:editing-duration>PT4M1S</meta:editing-duration>
    <meta:editing-cycles>2</meta:editing-cycles>
    <meta:generator>LibreOffice/7.1.5.2$Windows_X86_64 LibreOffice_project/85f04e9f809797b8199d13c421bd8a2b025d52b5</meta:generator>
    <dc:date>2024-05-17T18:35:36.896000000</dc:date>
    <meta:document-statistic meta:table-count="0" meta:image-count="0" meta:object-count="0" meta:page-count="2" meta:paragraph-count="67" meta:word-count="640" meta:character-count="3707" meta:non-whitespace-character-count="3129"/>
    <meta:template xlink:type="simple" xlink:actuate="onRequest" xlink:title="Ancient Greek" xlink:href="../../../../../../AppData/Roaming/LibreOffice/4/user/template/Ancient%20Greek.ott" meta:date="2024-05-17T18:21:24.059000000"/>
  </office:meta>
</office:document-meta>
</file>